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C100000112F3CDD843501E43F8.png" manifest:media-type="image/png"/>
  <manifest:file-entry manifest:full-path="Pictures/10000000000002C10000011220F191753419A681.png" manifest:media-type="image/png"/>
  <manifest:file-entry manifest:full-path="Pictures/100000000000030D00000213E5E37D3B8E1629CD.png" manifest:media-type="image/png"/>
  <manifest:file-entry manifest:full-path="Pictures/10000000000002C1000001FE2D9BB99E9221B49A.png" manifest:media-type="image/png"/>
  <manifest:file-entry manifest:full-path="Pictures/10000000000003F400000120464D9A58850D1BB2.png" manifest:media-type="image/png"/>
  <manifest:file-entry manifest:full-path="Pictures/10000000000002F9000001235E8300B28EF17363.png" manifest:media-type="image/png"/>
  <manifest:file-entry manifest:full-path="Pictures/10000000000003DE00000452BE10A3AF93311D23.png" manifest:media-type="image/png"/>
  <manifest:file-entry manifest:full-path="Pictures/10000000000002C100000112E850AF0B72A0FDC9.png" manifest:media-type="image/png"/>
  <manifest:file-entry manifest:full-path="Pictures/10000000000003CD0000040007EDD280861CB64E.png" manifest:media-type="image/png"/>
  <manifest:file-entry manifest:full-path="Pictures/100000000000039A000000ECB41665B711FC9775.png" manifest:media-type="image/png"/>
  <manifest:file-entry manifest:full-path="Pictures/10000000000003E900000450A7236C0C06560708.png" manifest:media-type="image/png"/>
  <manifest:file-entry manifest:full-path="Pictures/10000000000002FE00000180FDD13D53A0AA998C.png" manifest:media-type="image/png"/>
  <manifest:file-entry manifest:full-path="Pictures/10000000000003F4000001670B69E4960CFC6531.png" manifest:media-type="image/png"/>
  <manifest:file-entry manifest:full-path="Pictures/10000000000003ED000004070E7FDFF30F33A3AD.png" manifest:media-type="image/png"/>
  <manifest:file-entry manifest:full-path="Pictures/10000000000003D4000001CE154B688EE7C4E494.png" manifest:media-type="image/png"/>
  <manifest:file-entry manifest:full-path="Pictures/10000000000002390000016ABF5D63BE6469DEC2.png" manifest:media-type="image/png"/>
  <manifest:file-entry manifest:full-path="Pictures/100000000000035B000001D2012A2039559F3343.png" manifest:media-type="image/png"/>
  <manifest:file-entry manifest:full-path="Pictures/100000000000029C000001209858B1129401FF2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d61" officeooo:paragraph-rsid="00129d6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9d61" officeooo:paragraph-rsid="00129d61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 1.4</text:p>
      <text:p text:style-name="P1"><draw:frame draw:style-name="fr5" draw:name="Imagem1" text:anchor-type="paragraph" svg:width="17cm" svg:height="17.44cm" draw:z-index="0"><draw:image xlink:href="Pictures/10000000000003ED000004070E7FDFF30F33A3AD.png" xlink:type="simple" xlink:show="embed" xlink:actuate="onLoad" loext:mime-type="image/png"/></draw:frame></text:p>
      <text:p text:style-name="P1"><draw:frame draw:style-name="fr3" draw:name="Imagem2" text:anchor-type="paragraph" svg:width="17cm" svg:height="18.748cm" draw:z-index="1"><draw:image xlink:href="Pictures/10000000000003E900000450A7236C0C06560708.png" xlink:type="simple" xlink:show="embed" xlink:actuate="onLoad" loext:mime-type="image/png"/></draw:frame><text:soft-page-break/></text:p>
      <text:p text:style-name="P1"><draw:frame draw:style-name="fr4" draw:name="Imagem3" text:anchor-type="paragraph" svg:x="0cm" svg:y="0cm" svg:width="17cm" svg:height="17.891cm" draw:z-index="2"><draw:image xlink:href="Pictures/10000000000003CD0000040007EDD280861CB64E.png" xlink:type="simple" xlink:show="embed" xlink:actuate="onLoad" loext:mime-type="image/png"/></draw:frame><text:soft-page-break/></text:p>
      <text:p text:style-name="P1"><draw:frame draw:style-name="fr3" draw:name="Imagem4" text:anchor-type="paragraph" svg:width="17cm" svg:height="18.992cm" draw:z-index="3"><draw:image xlink:href="Pictures/10000000000003DE00000452BE10A3AF93311D23.png" xlink:type="simple" xlink:show="embed" xlink:actuate="onLoad" loext:mime-type="image/png"/></draw:frame><text:soft-page-break/></text:p>
      <text:p text:style-name="P1"><draw:frame draw:style-name="fr3" draw:name="Imagem5" text:anchor-type="paragraph" svg:width="17cm" svg:height="18.992cm" draw:z-index="4"><draw:image xlink:href="Pictures/10000000000003DE00000452BE10A3AF93311D23.png" xlink:type="simple" xlink:show="embed" xlink:actuate="onLoad" loext:mime-type="image/png"/></draw:frame><text:soft-page-break/></text:p>
      <text:p text:style-name="P1"><draw:frame draw:style-name="fr3" draw:name="Imagem6" text:anchor-type="paragraph" svg:width="17cm" svg:height="18.992cm" draw:z-index="5"><draw:image xlink:href="Pictures/10000000000003DE00000452BE10A3AF93311D23.png" xlink:type="simple" xlink:show="embed" xlink:actuate="onLoad" loext:mime-type="image/png"/></draw:frame><text:soft-page-break/></text:p>
      <text:p text:style-name="P1"><draw:frame draw:style-name="fr4" draw:name="Imagem7" text:anchor-type="paragraph" svg:x="0cm" svg:y="0cm" svg:width="17cm" svg:height="6.5cm" draw:z-index="6"><draw:image xlink:href="Pictures/10000000000002F9000001235E8300B28EF17363.png" xlink:type="simple" xlink:show="embed" xlink:actuate="onLoad" loext:mime-type="image/png"/></draw:frame><text:soft-page-break/></text:p>
      <text:p text:style-name="P1"/>
      <text:p text:style-name="P1"><draw:frame draw:style-name="fr2" draw:name="Imagem8" text:anchor-type="paragraph" svg:width="17cm" svg:height="6.5cm" draw:z-index="7"><draw:image xlink:href="Pictures/10000000000002F9000001235E8300B28EF17363.png" xlink:type="simple" xlink:show="embed" xlink:actuate="onLoad" loext:mime-type="image/png"/></draw:frame></text:p>
      <text:p text:style-name="P2">Exercício 1.6</text:p>
      <text:p text:style-name="P1"/>
      <text:p text:style-name="P1"/>
      <text:p text:style-name="P1"><draw:frame draw:style-name="fr2" draw:name="Imagem9" text:anchor-type="paragraph" svg:width="17cm" svg:height="8.521cm" draw:z-index="8"><draw:image xlink:href="Pictures/10000000000002FE00000180FDD13D53A0AA998C.png" xlink:type="simple" xlink:show="embed" xlink:actuate="onLoad" loext:mime-type="image/png"/></draw:frame></text:p>
      <text:p text:style-name="P1"><draw:frame draw:style-name="fr3" draw:name="Imagem10" text:anchor-type="paragraph" svg:width="17cm" svg:height="4.35cm" draw:z-index="9"><draw:image xlink:href="Pictures/100000000000039A000000ECB41665B711FC9775.png" xlink:type="simple" xlink:show="embed" xlink:actuate="onLoad" loext:mime-type="image/png"/></draw:frame><text:soft-page-break/></text:p>
      <text:p text:style-name="P1"><draw:frame draw:style-name="fr4" draw:name="Imagem11" text:anchor-type="paragraph" svg:x="0cm" svg:y="0cm" svg:width="17cm" svg:height="6.031cm" draw:z-index="10"><draw:image xlink:href="Pictures/10000000000003F4000001670B69E4960CFC6531.png" xlink:type="simple" xlink:show="embed" xlink:actuate="onLoad" loext:mime-type="image/png"/></draw:frame></text:p>
      <text:p text:style-name="P1"><draw:frame draw:style-name="fr2" draw:name="Imagem12" text:anchor-type="paragraph" svg:width="17cm" svg:height="9.222cm" draw:z-index="11"><draw:image xlink:href="Pictures/100000000000035B000001D2012A2039559F3343.png" xlink:type="simple" xlink:show="embed" xlink:actuate="onLoad" loext:mime-type="image/png"/></draw:frame></text:p>
      <text:p text:style-name="P1"><draw:frame draw:style-name="fr3" draw:name="Imagem13" text:anchor-type="paragraph" svg:width="17cm" svg:height="8.013cm" draw:z-index="12"><draw:image xlink:href="Pictures/10000000000003D4000001CE154B688EE7C4E494.png" xlink:type="simple" xlink:show="embed" xlink:actuate="onLoad" loext:mime-type="image/png"/></draw:frame><text:soft-page-break/></text:p>
      <text:p text:style-name="P1"/>
      <text:p text:style-name="P2">Exercício 1.7</text:p>
      <text:p text:style-name="P1"/>
      <text:p text:style-name="P1"/>
      <text:p text:style-name="P1"/>
      <text:p text:style-name="P1"><draw:frame draw:style-name="fr2" draw:name="Imagem14" text:anchor-type="paragraph" svg:width="17cm" svg:height="7.329cm" draw:z-index="13"><draw:image xlink:href="Pictures/100000000000029C000001209858B1129401FF25.png" xlink:type="simple" xlink:show="embed" xlink:actuate="onLoad" loext:mime-type="image/png"/></draw:frame></text:p>
      <text:p text:style-name="P1"><draw:frame draw:style-name="fr2" draw:name="Imagem15" text:anchor-type="paragraph" svg:width="17cm" svg:height="4.837cm" draw:z-index="14"><draw:image xlink:href="Pictures/10000000000003F400000120464D9A58850D1BB2.png" xlink:type="simple" xlink:show="embed" xlink:actuate="onLoad" loext:mime-type="image/png"/></draw:frame></text:p>
      <text:p text:style-name="P1"><draw:frame draw:style-name="fr3" draw:name="Imagem16" text:anchor-type="paragraph" svg:width="17cm" svg:height="6.606cm" draw:z-index="15"><draw:image xlink:href="Pictures/10000000000002C100000112E850AF0B72A0FDC9.png" xlink:type="simple" xlink:show="embed" xlink:actuate="onLoad" loext:mime-type="image/png"/></draw:frame><text:soft-page-break/></text:p>
      <text:p text:style-name="P1"><draw:frame draw:style-name="fr2" draw:name="Imagem17" text:anchor-type="paragraph" svg:width="17cm" svg:height="6.606cm" draw:z-index="16"><draw:image xlink:href="Pictures/10000000000002C100000112E850AF0B72A0FDC9.png" xlink:type="simple" xlink:show="embed" xlink:actuate="onLoad" loext:mime-type="image/png"/></draw:frame></text:p>
      <text:p text:style-name="P1"><draw:frame draw:style-name="fr2" draw:name="Imagem18" text:anchor-type="paragraph" svg:width="17cm" svg:height="12.298cm" draw:z-index="17"><draw:image xlink:href="Pictures/10000000000002C1000001FE2D9BB99E9221B49A.png" xlink:type="simple" xlink:show="embed" xlink:actuate="onLoad" loext:mime-type="image/png"/></draw:frame><text:soft-page-break/></text:p>
      <text:p text:style-name="P1"><draw:frame draw:style-name="fr2" draw:name="Imagem19" text:anchor-type="paragraph" svg:width="17cm" svg:height="11.557cm" draw:z-index="18"><draw:image xlink:href="Pictures/100000000000030D00000213E5E37D3B8E1629CD.png" xlink:type="simple" xlink:show="embed" xlink:actuate="onLoad" loext:mime-type="image/png"/></draw:frame></text:p>
      <text:p text:style-name="P1"/>
      <text:p text:style-name="P1"><draw:frame draw:style-name="fr2" draw:name="Imagem20" text:anchor-type="paragraph" svg:width="17cm" svg:height="6.606cm" draw:z-index="19"><draw:image xlink:href="Pictures/10000000000002C10000011220F191753419A681.png" xlink:type="simple" xlink:show="embed" xlink:actuate="onLoad" loext:mime-type="image/png"/></draw:frame><text:soft-page-break/></text:p>
      <text:p text:style-name="P1"><draw:frame draw:style-name="fr2" draw:name="Imagem21" text:anchor-type="paragraph" svg:width="17cm" svg:height="6.606cm" draw:z-index="20"><draw:image xlink:href="Pictures/10000000000002C100000112F3CDD843501E43F8.png" xlink:type="simple" xlink:show="embed" xlink:actuate="onLoad" loext:mime-type="image/png"/></draw:frame></text:p>
      <text:p text:style-name="P1"/>
      <text:p text:style-name="P2">Exercício 1.16</text:p>
      <text:p text:style-name="P1"/>
      <text:p text:style-name="P1"/>
      <text:p text:style-name="P1"/>
      <text:p text:style-name="P1"><draw:frame draw:style-name="fr1" draw:name="Imagem22" text:anchor-type="paragraph" svg:width="15.055cm" svg:height="9.578cm" draw:z-index="21"><draw:image xlink:href="Pictures/10000000000002390000016ABF5D63BE6469DEC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18T17:40:38.394752086</meta:creation-date>
    <dc:date>2021-04-18T17:52:30.314191507</dc:date>
    <meta:editing-duration>PT1M11S</meta:editing-duration>
    <meta:editing-cycles>2</meta:editing-cycles>
    <meta:generator>LibreOffice/6.3.5.2$Linux_X86_64 LibreOffice_project/30$Build-2</meta:generator>
    <meta:document-statistic meta:table-count="0" meta:image-count="22" meta:object-count="0" meta:page-count="13" meta:paragraph-count="4" meta:word-count="8" meta:character-count="53" meta:non-whitespace-character-count="49"/>
  </office:meta>
</office:document-meta>
</file>